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始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後攻で構い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一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マスすすむ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5マス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もう1度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隣のレーンへワープ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振り出しに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なんで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振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このマス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すか、この条件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紅茶10杯淹れて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</text:p>
          </table:table-cell>
          <table:table-cell table:style-name="ce0" office:value-type="string">
            <text:p>Map332</text:p>
          </table:table-cell>
          <table:table-cell table:style-name="ce0"/>
          <table:table-cell table:style-name="ce0" office:value-type="string">
            <text:p>Heh?</text:p>
          </table:table-cell>
          <table:table-cell table:number-columns-repeated="1020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スの指令です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